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paragraph-properties fo:text-align="center"/>
      <style:text-properties style:font-name="Times New Roman" fo:font-size="24.0pt"/>
    </style:style>
    <style:style style:name="P2" style:family="paragraph" style:parent-style-name="Standard">
      <style:paragraph-properties fo:text-align="center"/>
      <style:text-properties style:font-name="Times New Roman" fo:font-size="14.0pt"/>
    </style:style>
    <style:style style:name="P3" style:family="paragraph" style:parent-style-name="Standard">
      <style:text-properties style:font-name="Times New Roman" fo:font-size="14.0pt"/>
    </style:style>
    <style:style style:name="P4"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4.0pt"/>
    </style:style>
    <style:style style:name="P5" style:family="paragraph" style:parent-style-name="Standard">
      <style:paragraph-properties>
        <style:tab-stops>
          <style:tab-stop style:position="0.3937in"/>
        </style:tab-stops>
      </style:paragraph-properties>
      <style:text-properties style:font-name="Times New Roman" fo:font-size="14.0pt"/>
    </style:style>
    <style:style style:name="P6" style:family="paragraph" style:parent-style-name="Standard">
      <style:text-properties style:font-name="Times New Roman" fo:font-size="12.0pt"/>
    </style:style>
    <style:style style:name="T1" style:family="text">
      <style:text-properties fo:font-style="italic" fo:font-style-asian="italic" fo:font-style-complex="italic" fo:font-weight="bold" fo:font-weight-asian="bold" fo:font-weight-complex="bold"/>
    </style:style>
    <style:style style:name="T2" style:family="text">
      <style:text-properties fo:font-size="14.0pt" fo:font-size-asian="14.0pt" fo:font-size-complex="14.0pt"/>
    </style:style>
    <style:style style:name="T3" style:family="text">
      <style:text-properties fo:font-weight="bold" fo:font-weight-asian="bold" fo:font-weight-complex="bold" style:text-underline-style="solid"/>
    </style:style>
    <style:style style:name="T4" style:family="text">
      <style:text-properties fo:font-weight="bold" fo:font-weight-asian="bold" fo:font-weight-complex="bold"/>
    </style:style>
    <style:style style:name="T5" style:family="text">
      <style:text-properties fo:font-style="italic" fo:font-style-asian="italic" fo:font-style-complex="italic" style:text-underline-style="solid"/>
    </style:style>
    <style:style style:name="T6" style:family="text">
      <style:text-properties fo:font-style="italic" fo:font-style-asian="italic" fo:font-style-complex="italic"/>
    </style:style>
    <style:style style:name="T7" style:family="text">
      <style:text-properties fo:font-style="italic" fo:font-style-asian="italic" fo:font-style-complex="italic" style:text-underline-style="solid" style:text-underline-color="#0000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Building Predictive Models for Orthopedic Surgeries utilising patient-reported outcomes</text:span><text:span text:style-name="T2"><text:s/></text:span></text:p>
      <text:p text:style-name="P2"/>
      <text:p text:style-name="P3"><text:span text:style-name="T3">Abstract </text:span></text:p>
      <text:p text:style-name="P3">In this paper we utilise Patient Reported Outcome Measures (PROMs) collected by the NHS between 2009-2016 to build predictive models that allow for individualised predictions on the likely outcomes of </text:p>
      <text:p text:style-name="P3"/>
      <text:p text:style-name="P3"/>
      <text:p text:style-name="P3"/>
      <text:p text:style-name="P3"/>
      <text:p text:style-name="P3"/>
      <text:p text:style-name="P3">One issue with utilising such data for predictive and inferential purposes is that they are often associated with measurement error due to the subjective and externally influenceable nature of the questions. In addition to reporting on predictive exercises, we also report on various statistical analyses that attempt to quantify the severity of these measurement errors and how they may impact on ones ability to build and use risk stratified algorithms for clinical use. Our findings add to the mounting evidence of the problematic nature of using self reported outcomes which are ubiquitous in medicine and across the social sciences. </text:p>
      <text:p text:style-name="P3"/>
      <text:p text:style-name="P3"><text:span text:style-name="T3">1. Introduction</text:span></text:p>
      <text:p text:style-name="P3">The gold standard for quantifying the effect of a medical treatment is the Randomised Controlled Trial (RCT). The results of such trials summarise complex cohorts by statistics such as the average treatment effect (ATE). Although their use in medicine is of paramount importance, the informativeness of the results mostly apply to the average patient enrolled in the trial. There is an increasing need to be able to inform individual patients of the likely benefit of a given treatment and this is where RCTs fall short, and there is currently little infrastructure that would allow medical practitioners to give data-driven advice at this level of granularity. To accommodate this need, much recent work has focused on the utilisation of large datasets and the use of predictive statistical models for both prognostic and diagnostic applications. Such models rely on a large amounts of data to uncover non-obvious patterns in the data which then allow for a high level of accuracy. Much emphasis has been placed on self-reported measures of quality of life relating to an illness, as this is arguably the most important outcome when treating non-fatal diseases and impairments. </text:p>
      <text:p text:style-name="P3"/>
      <text:p text:style-name="P3">____additional literature review discussing applications. </text:p>
      <text:p text:style-name="P3"/>
      <text:p text:style-name="P3">In this paper we aim to contribute to the growing literature on risk-stratified treatments, specifically to the following Orthopedic surgeries: Knee Replacement Surgery, Hip Replacement Surgery, and Groin Hernia Repair. Firstly, we are interested in building risk-stratified algorithms for the aforementioned surgeries that could potentially be used in clinical practice to offer patients individualised predictions of the likely benefit of treatment. Secondly, we are interested in exploring the behaviour of these algorithms and other related statistical models to better understand the impact of measurement error inherent to survey data on ones ability to build predictive models based on them. The results of the latter could have far-reaching implications for their use in medicine and across the social sciences. <text:s text:c="2"/></text:p>
      <text:p text:style-name="P3"/>
      <text:p text:style-name="P3"><text:span text:style-name="T3">2. Data &amp; Preprocessing</text:span><text:span text:style-name="T4"><text:s/></text:span></text:p>
      <text:p text:style-name="P3"/>
      <text:p text:style-name="P3"><text:span text:style-name="T5">2.1 PROMs NHS Data </text:span></text:p>
      <text:p text:style-name="P3">The PROMs Datasets utilised in this paper can be found on the NHS Digital website, and are available for the years 2009-2016. In this section, we describe the procedures through which the data is obtained in practice, and the changes that have occurred over the years of their collection which are relevant to our analyses. </text:p>
      <text:p text:style-name="P3"/>
      <text:p text:style-name="P3">The datasets measure pre-operative and post-operative outcomes along 5 dimensions, namely depression, discomfort, activity, mobility and self-care. From these dimensions, the <text:span text:style-name="T6">PreOp</text:span>_<text:span text:style-name="T6">EQ5D_Index </text:span>and <text:span text:style-name="T6">PostOp</text:span>_<text:span text:style-name="T6">EQ5D_Index </text:span>indexes are created which attempts to summarise the quality of life of each patient preceding and proceeding the surgery. </text:p>
      <text:p text:style-name="P3"/>
      <text:p text:style-name="P3">In 2013, the NHS began recording co-morbidities in major disease categories at the the pre-operative appointments. These categories include cardiovascular disease, arthritis, disorders of the nervous system, lung disease, kidney disease, liver disease, cancer, stroke and ____. The presence of these comorbidities aids in developing a more comprehensive picture of the overall health of each patient outside of subjective ratings of their condition, and could potentially aid in risk stratification. </text:p>
      <text:p text:style-name="P3"/>
      <text:p text:style-name="P3"/>
      <text:p text:style-name="P3"><text:span text:style-name="T5">2.2 Preprocessing </text:span></text:p>
      <text:p text:style-name="P3">In this section we describe the preprocessing that was applied to the data. We utilise the datasets from 2010 onwards </text:p>
      <text:p text:style-name="P3"><text:span text:style-name="T5"/></text:p>
      <text:p text:style-name="P3">Preprocessing steps: </text:p>
      <text:p text:style-name="P3">- Loaded patient and provider data</text:p>
      <text:p text:style-name="P3">- Fix columns allowing us to merge</text:p>
      <text:p text:style-name="P3">- Merge patient and provider data </text:p>
      <text:p text:style-name="P3">- Create year columns</text:p>
      <text:p text:style-name="P3">- Merge the full yearly data</text:p>
      <text:p text:style-name="P3">- Concatenate the data into datasets by procedure type </text:p>
      <text:p text:style-name="P3">- Subset datasets on features that will be used in the most elaborative model </text:p>
      <text:p text:style-name="P3">- Save datasets <text:s/></text:p>
      <text:p text:style-name="P3"/>
      <text:p text:style-name="P3">- Remove surgeries that are revision surgeries </text:p>
      <text:p text:style-name="P3">- Remove specific health profiles (unable to deteriorate or improve) </text:p>
      <text:p text:style-name="P3">- Form the datasets by model size and reduce NaNs (and the justification for doing this). </text:p>
      <text:p text:style-name="P3">- Remove rows that aren’t characterised by NAs, but have 9s in specific columns (sometimes indicating a no observation). </text:p>
      <text:p text:style-name="P3">- Save datasets</text:p>
      <text:p text:style-name="P3"/>
      <text:p text:style-name="P3">- Create fixed effects </text:p>
      <text:p text:style-name="P3">- Compute differences or stay with levels (which are we doing?) </text:p>
      <text:p text:style-name="P3">- Properly encode the categorical variables </text:p>
      <text:p text:style-name="P3">- Create dummies, drop the initial column. </text:p>
      <text:p text:style-name="P3">- Drop initial categorical variables </text:p>
      <text:p text:style-name="P3">- Convert numerical strings to numeric format</text:p>
      <text:p text:style-name="P3">- Drop Was again </text:p>
      <text:p text:style-name="P3">- Reformat names of the columns </text:p>
      <text:p text:style-name="P3"/>
      <text:p text:style-name="P3">Also present in the dataset is a revision flag which indicates whether an observation corresponds to a revision or primary surgery. However, they were only introduced in 2012 and so it was necessary to reconstruct them in the years of 2010 and 2011. To do this we followed a similar approach to <text:span text:style-name="T6">REFERENCE. </text:span></text:p>
      <text:p text:style-name="P3"/>
      <text:p text:style-name="P3">In this section we describe the preprocessing applied to the data. </text:p>
      <text:list text:style-name="L1">
        <text:list-item>
          <text:p text:style-name="P4"/>
        </text:list-item>
        <text:list-item>
          <text:p text:style-name="P4">We created</text:p>
        </text:list-item>
        <text:list-item>
          <text:p text:style-name="P4"/>
        </text:list-item>
        <text:list-item>
          <text:p text:style-name="P4">Mention that we constructed various datasets depending on their purpose. i.e. in our fixed effects analysis we use a larger dataset given that</text:p>
        </text:list-item>
        <text:list-item>
          <text:p text:style-name="P4">we did not require the time-constant reported co-morbidities. </text:p>
        </text:list-item>
      </text:list>
      <text:p text:style-name="P3"/>
      <text:p text:style-name="P3"><text:span text:style-name="T5">2.3 Final Datasets </text:span></text:p>
      <text:p text:style-name="P3"><text:span text:style-name="T5"/></text:p>
      <text:p text:style-name="P3"><text:span text:style-name="T5"/></text:p>
      <text:p text:style-name="P3"><text:span text:style-name="T5"/></text:p>
      <text:p text:style-name="P3"/>
      <text:p text:style-name="P3"><text:span text:style-name="T3">3. Risk Stratification: Predictive Models</text:span><text:s/></text:p>
      <text:p text:style-name="P3"/>
      <text:p text:style-name="P3"><text:span text:style-name="T5">3.1 Methodology</text:span></text:p>
      <text:p text:style-name="P3">In this section we describe the methodology we employed to build the risk stratified predictive models. </text:p>
      <text:p text:style-name="P3"/>
      <text:p text:style-name="P3"/>
      <text:p text:style-name="P3">When building a predictive model, we are unable to account for all time-constant omitted variables, given that the same individuals will not appear in the training and test sets respectively. This warrants the use of the co-morbidity indicators available in the dataset, which would otherwise be accounted for with fixed effects. As previously mentioned, these indicators are recorded with measurement error. Each comorbidity is recorded as either a 1 or a 9, where 1 represents the presence of a given comorbidity and 9 represents either unknown or the absence of the comorbidity. This is not a recording error, but rather due to the process undertaken to find out comorbidities by patients. In particular, this process involves _____________. </text:p>
      <text:p text:style-name="P3"/>
      <text:p text:style-name="P3">We have established that there will be measurement error in the cases coded with 9’s. This is not necessarily a problem, as even covariates with measurement error contain useful information about the variable we are trying to predict, as has been demonstrated in <text:span text:style-name="T6">REFERENCE.</text:span><text:s/>Measurement error in the inputs is a problem insofar that is biases the coefficients on these variables which makes interpretation out of parametric models less reliable, but in the case of predictive exercises, the exact interpretation of coefficients are of little interest. </text:p>
      <text:p text:style-name="P3"/>
      <text:p text:style-name="P3">Hyperparameters by definition are ____________. Since these are not optimised in the initial optimisation procedure, we perform 10-fold cross validation within the training data to pick suitable values with the aim of preventing overfitting and therefore achieve a high accuracy in the testing data. </text:p>
      <text:p text:style-name="P3"/>
      <text:p text:style-name="P3">There are various ways of formulating the prediction problem, each of which may give patients a different, yet valuable perspective on the prognosis of their condition following treatment. Firstly, we can attend</text:p>
      <text:p text:style-name="P3"/>
      <text:p text:style-name="P3"><text:span text:style-name="T7">3.3 Predicting Post-Operative EQ5D Indexes <text:s/></text:span></text:p>
      <text:p text:style-name="P3"><text:span text:style-name="T5"/></text:p>
      <text:p text:style-name="P3"><text:span text:style-name="T5"/></text:p>
      <text:p text:style-name="P3"><text:span text:style-name="T5"/></text:p>
      <text:p text:style-name="P3"><text:span text:style-name="T5"/></text:p>
      <text:p text:style-name="P3"><text:span text:style-name="T5">3.2 Predicting Differences in EQ5D Indexes </text:span></text:p>
      <text:p text:style-name="P3"><text:span text:style-name="T7"/></text:p>
      <text:p text:style-name="P3"><text:span text:style-name="T7"/></text:p>
      <text:p text:style-name="P3"><text:span text:style-name="T7"/></text:p>
      <text:p text:style-name="P3"><text:span text:style-name="T7"/></text:p>
      <text:p text:style-name="P3"><text:span text:style-name="T7">3.3 Classifying Improvement or Deterioration </text:span></text:p>
      <text:p text:style-name="P3"><text:span text:style-name="T7"/></text:p>
      <text:p text:style-name="P3"><text:span text:style-name="T5"/></text:p>
      <text:p text:style-name="P3"><text:span text:style-name="T5"/></text:p>
      <text:p text:style-name="P3"><text:span text:style-name="T5"/></text:p>
      <text:p text:style-name="P3"><text:span text:style-name="T5">3.2 Results</text:span></text:p>
      <text:p text:style-name="P3"/>
      <text:p text:style-name="P3">Table: Development Sample Descriptive Statistics </text:p>
      <text:p text:style-name="P3"/>
      <text:p text:style-name="P3">Table: Test Sample Descriptive Statistics</text:p>
      <text:p text:style-name="P3"/>
      <text:p text:style-name="P3">Table: Results of MSE and Adjusted R^2, optimal parameters etc. for each algorithm.</text:p>
      <text:p text:style-name="P3"/>
      <text:p text:style-name="P3"><text:span text:style-name="T3">4. Measurement Error: Econometric Models </text:span></text:p>
      <text:p text:style-name="P3"/>
      <text:p text:style-name="P3"><text:span text:style-name="T5">4.1 Methodology</text:span></text:p>
      <text:p text:style-name="P3">In this section we describe the methodology used to study the effects of measurement error in the dependent and independent variables of our models and the implication this has for variance-explaining exercises. </text:p>
      <text:p text:style-name="P3"><text:span text:style-name="T5"/></text:p>
      <text:p text:style-name="P3"><text:span text:style-name="T5">4.2 Results</text:span></text:p>
      <text:p text:style-name="P3"><text:span text:style-name="T5"/></text:p>
      <text:p text:style-name="P3">Table: Descriptive Statistics </text:p>
      <text:p text:style-name="P3"/>
      <text:p text:style-name="P3">Table: Econometric Results (Across Models) </text:p>
      <text:p text:style-name="P3"/>
      <text:p text:style-name="P3">Plot: Econometric Results across models (Adjusted R2 and MSE) </text:p>
      <text:p text:style-name="P3"/>
      <text:p text:style-name="P3"><text:span text:style-name="T3">Discussion </text:span><text:s/></text:p>
      <text:p text:style-name="P5"><text:span text:style-name="T6">- </text:span>Reiterate the point of the paper </text:p>
      <text:p text:style-name="P5">- Discuss the predictive models and their possible application to </text:p>
      <text:p text:style-name="P5"/>
      <text:p text:style-name="P5"/>
      <text:p text:style-name="P5"/>
      <text:p text:style-name="P3"><text:span text:style-name="T3">References</text:span></text:p>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meta:initial-creator>Matthew Keys</meta:initial-creator>
  </office:meta>
</office:document-meta>
</file>